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31"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32" style:family="paragraph" style:parent-style-name="Standard">
      <style:paragraph-properties fo:text-align="start" style:justify-single-word="false" fo:break-before="page"/>
      <style:text-properties fo:font-size="20pt" fo:font-weight="bold" officeooo:rsid="007e1f96" officeooo:paragraph-rsid="007e1f96" style:font-size-asian="17.5pt" style:font-weight-asian="bold" style:font-size-complex="20pt" style:font-weight-complex="bold"/>
    </style:style>
    <style:style style:name="P33"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4"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5"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6"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7"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8"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9"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40"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41"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42"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43"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44"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45"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5716fa" officeooo:paragraph-rsid="005716fa"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58"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7a41d7" officeooo:paragraph-rsid="007a41d7"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a91ce" officeooo:paragraph-rsid="007c738e"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7d24f9" officeooo:paragraph-rsid="007d24f9"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7ee877" officeooo:paragraph-rsid="007ee877"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8367d2" officeooo:paragraph-rsid="008367d2"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84fb4b" officeooo:paragraph-rsid="0084fb4b"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8826e0" officeooo:paragraph-rsid="008826e0"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8c4855" officeooo:paragraph-rsid="008c4855"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8dd30b" officeooo:paragraph-rsid="008dd30b"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8fc9ad" officeooo:paragraph-rsid="008fc9ad"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9156f0" officeooo:paragraph-rsid="009156f0"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93bfa8" officeooo:paragraph-rsid="0093bfa8"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9428a4" officeooo:paragraph-rsid="009428a4"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9ad977" officeooo:paragraph-rsid="009ad977"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9e38f0" officeooo:paragraph-rsid="009e38f0"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9f8381" officeooo:paragraph-rsid="009f8381"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a1b898" officeooo:paragraph-rsid="00a1b898" style:font-size-asian="10.5pt" style:font-weight-asian="bold" style:font-size-complex="12pt" style:font-weight-complex="bold"/>
    </style:style>
    <style:style style:name="P80"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81"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82"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83"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84"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85"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86"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87"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88"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89"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90"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91"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92"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93"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94"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95"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96"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97"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98"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99"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100"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101"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102"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103"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104"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105"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107"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110"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6ef75f" officeooo:paragraph-rsid="006ef75f"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7a4ef" officeooo:paragraph-rsid="0077a4e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87e64" officeooo:paragraph-rsid="00787e64"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d24f9" officeooo:paragraph-rsid="007d24f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6eb79" officeooo:paragraph-rsid="0086eb7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81ada" officeooo:paragraph-rsid="00881ada"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56f0" officeooo:paragraph-rsid="009156f0"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9156f0" officeooo:paragraph-rsid="008fc9ad"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79af50" officeooo:paragraph-rsid="0078d7a4"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7a41d7" officeooo:paragraph-rsid="007a41d7"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7c738e" officeooo:paragraph-rsid="007c738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7e8713" officeooo:paragraph-rsid="007e871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84fb4b" officeooo:paragraph-rsid="0084fb4b"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8a1bf9" officeooo:paragraph-rsid="008a1bf9"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8a44ca" officeooo:paragraph-rsid="008a44c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8be980" officeooo:paragraph-rsid="008be98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8c56b5" officeooo:paragraph-rsid="008c485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8dd30b" officeooo:paragraph-rsid="008dd30b"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8de871" officeooo:paragraph-rsid="008de87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8fc9ad" officeooo:paragraph-rsid="008fc9ad"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9251b5" officeooo:paragraph-rsid="009251b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93bfa8" officeooo:paragraph-rsid="0093bfa8"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9428a4" officeooo:paragraph-rsid="009428a4"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94eb21" officeooo:paragraph-rsid="0094eb21"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97d037" officeooo:paragraph-rsid="0097d037"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99151d" officeooo:paragraph-rsid="0099151d"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9ad977" officeooo:paragraph-rsid="009ad97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9e38f0" officeooo:paragraph-rsid="009e38f0"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9e9697" officeooo:paragraph-rsid="009e9697"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9f8381" officeooo:paragraph-rsid="009f8381"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a1b898" officeooo:paragraph-rsid="00a1b898"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a210aa" officeooo:paragraph-rsid="00a210aa" style:font-size-asian="10.5pt" style:font-weight-asian="normal" style:font-size-complex="12pt" style:font-weight-complex="normal"/>
    </style:style>
    <style:style style:name="P170"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171"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172"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173"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174" style:family="paragraph" style:parent-style-name="Standard">
      <style:text-properties officeooo:paragraph-rsid="0038e924"/>
    </style:style>
    <style:style style:name="P175"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176" style:family="paragraph" style:parent-style-name="Standard">
      <style:text-properties officeooo:paragraph-rsid="00427c70"/>
    </style:style>
    <style:style style:name="P177"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178"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179"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P180" style:family="paragraph" style:parent-style-name="Standard">
      <style:paragraph-properties fo:text-align="center" style:justify-single-word="false" fo:break-before="page"/>
      <style:text-properties fo:font-size="18pt" fo:font-weight="bold" officeooo:rsid="00a1b898" officeooo:paragraph-rsid="00a1b898" style:font-size-asian="18pt" style:font-weight-asian="bold" style:font-size-complex="18pt" style:font-weight-complex="bold"/>
    </style:style>
    <style:style style:name="P181" style:family="paragraph" style:parent-style-name="Standard">
      <style:paragraph-properties fo:text-align="start" style:justify-single-word="false"/>
      <style:text-properties fo:font-size="15pt" fo:font-weight="bold" officeooo:rsid="0086eb79" officeooo:paragraph-rsid="0086eb79" style:font-size-asian="15pt" style:font-weight-asian="bold" style:font-size-complex="15pt" style:font-weight-complex="bold"/>
    </style:style>
    <style:style style:name="P182"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183" style:family="paragraph" style:parent-style-name="Standard" style:list-style-name="L9">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0a43272" officeooo:paragraph-rsid="00a43272"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0a8ace1" officeooo:paragraph-rsid="00a8ace1"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0a8f04a" officeooo:paragraph-rsid="00a8f04a" style:font-size-asian="10.5pt" style:font-weight-asian="bold" style:font-size-complex="12pt" style:font-weight-complex="bold"/>
    </style:style>
    <style:style style:name="P187"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188"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189"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190"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91" style:family="paragraph" style:parent-style-name="Standard" style:list-style-name="L7">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92" style:family="paragraph" style:parent-style-name="Standard" style:list-style-name="L8">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193" style:family="paragraph" style:parent-style-name="Standard" style:list-style-name="L9">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194" style:family="paragraph" style:parent-style-name="Standard" style:list-style-name="L10">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95" style:family="paragraph" style:parent-style-name="Standard" style:list-style-name="L11">
      <style:paragraph-properties fo:text-align="start" style:justify-single-word="false"/>
      <style:text-properties fo:font-size="12pt" fo:font-weight="normal" officeooo:rsid="00a162c3" officeooo:paragraph-rsid="009f8381" style:font-size-asian="10.5pt" style:font-weight-asian="normal" style:font-size-complex="12pt" style:font-weight-complex="normal"/>
    </style:style>
    <style:style style:name="P196" style:family="paragraph" style:parent-style-name="Standard" style:list-style-name="L11">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0a2f78c" officeooo:paragraph-rsid="00a2f78c"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0a6021a" officeooo:paragraph-rsid="00a6021a"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0a76761" officeooo:paragraph-rsid="00a76761" style:font-size-asian="10.5pt" style:font-weight-asian="normal" style:font-size-complex="12pt" style:font-weight-complex="normal"/>
    </style:style>
    <style:style style:name="P200"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201"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text-position="0% 100%" fo:font-size="12pt" fo:font-weight="normal" officeooo:rsid="009e38f0" officeooo:paragraph-rsid="009ad977"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text-position="0% 100%" fo:font-size="12pt" fo:font-weight="bold" officeooo:rsid="009e38f0" officeooo:paragraph-rsid="009e38f0" style:font-size-asian="10.5pt" style:font-weight-asian="bold" style:font-size-complex="12pt" style:font-weight-complex="bold"/>
    </style:style>
    <style:style style:name="P204"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fo:font-weight="normal" officeooo:rsid="007c738e" style:font-weight-asian="normal" style:font-weight-complex="normal"/>
    </style:style>
    <style:style style:name="T23" style:family="text">
      <style:text-properties fo:font-weight="normal" officeooo:rsid="007ff4cf" style:font-weight-asian="normal" style:font-weight-complex="normal"/>
    </style:style>
    <style:style style:name="T24" style:family="text">
      <style:text-properties fo:font-weight="normal" officeooo:rsid="0082adeb" style:font-weight-asian="normal" style:font-weight-complex="normal"/>
    </style:style>
    <style:style style:name="T25" style:family="text">
      <style:text-properties fo:font-weight="normal" officeooo:rsid="008c56b5" style:font-weight-asian="normal" style:font-weight-complex="normal"/>
    </style:style>
    <style:style style:name="T26" style:family="text">
      <style:text-properties officeooo:rsid="002348ee"/>
    </style:style>
    <style:style style:name="T27" style:family="text">
      <style:text-properties officeooo:rsid="0025c808"/>
    </style:style>
    <style:style style:name="T28" style:family="text">
      <style:text-properties fo:font-weight="bold" style:font-weight-asian="bold" style:font-weight-complex="bold"/>
    </style:style>
    <style:style style:name="T29" style:family="text">
      <style:text-properties fo:font-weight="bold" officeooo:rsid="004354b6" style:font-weight-asian="bold" style:font-weight-complex="bold"/>
    </style:style>
    <style:style style:name="T30" style:family="text">
      <style:text-properties fo:font-weight="bold" officeooo:rsid="00727194" style:font-weight-asian="bold" style:font-weight-complex="bold"/>
    </style:style>
    <style:style style:name="T31" style:family="text">
      <style:text-properties officeooo:rsid="0027bc8e"/>
    </style:style>
    <style:style style:name="T32" style:family="text">
      <style:text-properties style:text-position="super 58%" fo:font-weight="normal" style:font-weight-asian="normal" style:font-weight-complex="normal"/>
    </style:style>
    <style:style style:name="T33" style:family="text">
      <style:text-properties style:text-position="super 58%" style:font-name="Liberation Serif1" fo:font-weight="normal" style:font-weight-asian="normal" style:font-weight-complex="normal"/>
    </style:style>
    <style:style style:name="T34" style:family="text">
      <style:text-properties style:text-position="0% 100%"/>
    </style:style>
    <style:style style:name="T35" style:family="text">
      <style:text-properties style:text-position="0% 100%" fo:font-weight="normal" style:font-weight-asian="normal" style:font-weight-complex="normal"/>
    </style:style>
    <style:style style:name="T36" style:family="text">
      <style:text-properties style:text-position="0% 100%" style:font-name="Liberation Serif1"/>
    </style:style>
    <style:style style:name="T37" style:family="text">
      <style:text-properties style:text-position="0% 100%" style:font-name="Liberation Serif1" fo:font-weight="normal" style:font-weight-asian="normal" style:font-weight-complex="normal"/>
    </style:style>
    <style:style style:name="T38" style:family="text">
      <style:text-properties style:text-position="0% 100%" style:font-name="Liberation Serif1" officeooo:rsid="0041ac4f"/>
    </style:style>
    <style:style style:name="T39" style:family="text">
      <style:text-properties style:text-position="0% 100%" officeooo:rsid="009cd751"/>
    </style:style>
    <style:style style:name="T40" style:family="text">
      <style:text-properties style:text-position="0% 100%" officeooo:rsid="009e38f0"/>
    </style:style>
    <style:style style:name="T41" style:family="text">
      <style:text-properties officeooo:rsid="003ff95c"/>
    </style:style>
    <style:style style:name="T42" style:family="text">
      <style:text-properties fo:font-size="12pt" fo:font-weight="bold" officeooo:rsid="0038e924" style:font-size-asian="10.5pt" style:font-weight-asian="bold" style:font-size-complex="12pt" style:font-weight-complex="bold"/>
    </style:style>
    <style:style style:name="T43" style:family="text">
      <style:text-properties fo:font-size="12pt" fo:font-weight="bold" officeooo:rsid="003ff95c" style:font-size-asian="10.5pt" style:font-weight-asian="bold" style:font-size-complex="12pt" style:font-weight-complex="bold"/>
    </style:style>
    <style:style style:name="T44" style:family="text">
      <style:text-properties fo:font-size="12pt" fo:font-weight="normal" officeooo:rsid="00427c70" style:font-size-asian="10.5pt" style:font-weight-asian="normal" style:font-size-complex="12pt" style:font-weight-complex="normal"/>
    </style:style>
    <style:style style:name="T45" style:family="text">
      <style:text-properties style:font-name="Liberation Serif" fo:font-weight="normal" style:font-weight-asian="normal" style:font-weight-complex="normal"/>
    </style:style>
    <style:style style:name="T46" style:family="text">
      <style:text-properties style:font-name="Liberation Serif1" fo:font-weight="normal" style:font-weight-asian="normal" style:font-weight-complex="normal"/>
    </style:style>
    <style:style style:name="T47" style:family="text">
      <style:text-properties officeooo:rsid="00427c70"/>
    </style:style>
    <style:style style:name="T48" style:family="text">
      <style:text-properties officeooo:rsid="00428012"/>
    </style:style>
    <style:style style:name="T49" style:family="text">
      <style:text-properties officeooo:rsid="004354b6"/>
    </style:style>
    <style:style style:name="T50" style:family="text">
      <style:text-properties officeooo:rsid="004550ee"/>
    </style:style>
    <style:style style:name="T51" style:family="text">
      <style:text-properties officeooo:rsid="004ee43c"/>
    </style:style>
    <style:style style:name="T52" style:family="text">
      <style:text-properties officeooo:rsid="005531f1"/>
    </style:style>
    <style:style style:name="T53" style:family="text">
      <style:text-properties officeooo:rsid="006bb56f"/>
    </style:style>
    <style:style style:name="T54" style:family="text">
      <style:text-properties officeooo:rsid="00727194"/>
    </style:style>
    <style:style style:name="T55" style:family="text">
      <style:text-properties officeooo:rsid="007628c0"/>
    </style:style>
    <style:style style:name="T56" style:family="text">
      <style:text-properties officeooo:rsid="007d8665"/>
    </style:style>
    <style:style style:name="T57" style:family="text">
      <style:text-properties officeooo:rsid="007e1f96"/>
    </style:style>
    <style:style style:name="T58" style:family="text">
      <style:text-properties officeooo:rsid="00881ada"/>
    </style:style>
    <style:style style:name="T59" style:family="text">
      <style:text-properties officeooo:rsid="008826e0"/>
    </style:style>
    <style:style style:name="T60" style:family="text">
      <style:text-properties officeooo:rsid="00943068"/>
    </style:style>
    <style:style style:name="T61" style:family="text">
      <style:text-properties officeooo:rsid="00965c34"/>
    </style:style>
    <style:style style:name="T62" style:family="text">
      <style:text-properties officeooo:rsid="0099151d"/>
    </style:style>
    <style:style style:name="T63" style:family="text">
      <style:text-properties officeooo:rsid="00a162c3"/>
    </style:style>
    <style:style style:name="T64" style:family="text">
      <style:text-properties officeooo:rsid="00a2f78c"/>
    </style:style>
    <style:style style:name="T65" style:family="text">
      <style:text-properties officeooo:rsid="00a79ed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26">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27">Es. sensibilità tattile molto precisa sui polpastrelli, più grossolana sulla schiena.</text:span></text:p>
      <text:p text:style-name="P25"><text:span text:style-name="T28">Convergenza: </text:span>Se si disponessero i recettori lontani tra loro avremmo zone funzionalmente cieche, invece se si fanno convergere i segnali di più recettori su un numero minore di neuroni <text:span text:style-name="T31">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80">Non comparare troppo rigidamente l’occhio umano ad una macchina fotografica!</text:p>
      <text:p text:style-name="P80">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81">Alcuni animali hanno retine uniformi, ad esempio i topi, in questi animali i movimenti oculari sono molto ridotti rispetto all’uomo.</text:p>
      <text:p text:style-name="P33">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4">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4">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5"><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84">I coni non vanno in saturazione, i bastoncelli sì.</text:p>
      <text:p text:style-name="P84">Fattori che permettono un così ampio range di funzionamento:</text:p>
      <text:list text:style-name="L1">
        <text:list-item>
          <text:p text:style-name="P182"><text:span text:style-name="T1">Diametro pupillare: varia da 8 a 2 mm, fattore = 16, 1.2</text:span><text:span text:style-name="T32"> </text:span><text:span text:style-name="T35"><text:s/>ordini di grandezza.</text:span></text:p>
        </text:list-item>
        <text:list-item>
          <text:p text:style-name="P200">Presenza di recettori diversi: coni e bastoncelli (si pensa che i bastoncelli lavorino fino a circa 100 Cd/m^2, i coni lavorano da 10^-3 fino al limite massimo).</text:p>
        </text:list-item>
        <text:list-item>
          <text:p text:style-name="P201">Meccanismi biochimici di adattamento alla luce ed al buio.</text:p>
        </text:list-item>
        <text:list-item>
          <text:p text:style-name="P201">Meccanismi di adattamento sinaptico.</text:p>
        </text:list-item>
      </text:list>
      <text:p text:style-name="P170"/>
      <text:p text:style-name="P171">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171">L’assenza di bastoncelli nella fovea fa sì che la sensibilità alle sorgenti di luce deboli sia migliore nella visione periferica: di giorno dobbiamo scorrere lo sguardo, di notte no ma vediamo di meno al centro del campo visivo.</text:p>
      <text:p text:style-name="P171"/>
      <text:p text:style-name="P172">Origine filogenetica dei fotorecettori:</text:p>
      <text:p text:style-name="P82">Il fotorecettore ancestrale era con ogni probabilità un cono, le modificazioni dei bastoncelli sono frutto di specializzazioni successive. La formazione di nuovi dischi nei primi stadi è apparentemente uguale nel cono e nel bastoncello. </text:p>
      <text:p text:style-name="P82">Il versante sinaptico del cono è una struttura “a nastro” e forma contatti con molte cellule, per lo più neuroni bipolari.</text:p>
      <text:p text:style-name="P82">La sinapsi del bastoncello è molto più piccola e contatta meno cellule.</text:p>
      <text:p text:style-name="P83">Il segmento esterno del bastoncello è molto più grande rispetto a quello del cono, infatti non si vedono i segmenti esterni dei coni.</text:p>
      <text:p text:style-name="P83"><text:soft-page-break/>La retina periferica rappresenta la maggior parte della retina quindi quasi tutta la retina è in realtà costituita da segmenti esterni dei bastoncelli (conferiscono migliore visione notturna).</text:p>
      <text:p text:style-name="P83"/>
      <text:p text:style-name="P83">La captazione dei fotoni e l’amplificazione del segnale avvengono nel segmento esterno, il contatto sinaptico in quello interno. Per trasferire il segnale da un lato all’altro del neurone si usa il potenziale di membrana.</text:p>
      <text:p text:style-name="P83">Nel segmento esterno non ci sono canali ionici significativi, nel segmento tra segmento esterno ed il nucleo ci sono canali per il K+ <text:span text:style-name="T28">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83">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83"/>
      <text:p text:style-name="P83">Quando il potenziale supera la soglia nel bottone sinaptico entra calcio che fa rilasciare le vescicole di glutammato.</text:p>
      <text:p text:style-name="P83"/>
      <text:p text:style-name="P36">Pigmenti visivi: cromoforo + apoproteina</text:p>
      <text:p text:style-name="P85">Opsine: Recettori accoppiati a proteine G (trasducina). Formano legame covalente con residuo Lys 296 con gruppo prostetico derivato da vit. A (11-cis-retinale). Lo spettro di assorbimento è modulato dalla struttura della proteina.</text:p>
      <text:p text:style-name="P85">L’assorbimento di un fotone fa trasformare l’11-cis-retinale in retiale tutto-trans che induce cambiamento conformazionale nella proteina cromoforo e nell’opsina.</text:p>
      <text:p text:style-name="P85">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85">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85"/>
      <text:p text:style-name="P36">Come si fa a determinare la curva di tuning di un fotorecettore?</text:p>
      <text:p text:style-name="P85">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85">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87">In realtà secondo le leggi della percezione viste prima la sensibilità (e quindi la iperpolarizzazione) non scende mai a zero ma diventa molto piccola. </text:p>
      <text:p text:style-name="P87">Per misurare sensibilità molto piccole si può fissare un obiettivo di iperpolarizzazione e aumentare l’intensità luminosa fino ad ottenere l’iperpolarizzazione voluta.</text:p>
      <text:p text:style-name="P86"><text:soft-page-break/>Il numero di fotoni (intensità luminosa) necessario ad ottenere la stessa iperpolarizzazione varia enormemente al variare della lunghezza d’onda, per questo si rende necessario il grafico in scala logaritmica.</text:p>
      <text:p text:style-name="P88">Se spostiamo la lunghezza d’onda verso il rosso la sensibilità precipita verso valori infinitesimali, se invece ci spostiamo verso l’ultravioletto la sesnibilità cala poco. </text:p>
      <text:p text:style-name="P88"><text:span text:style-name="T28">Perchè allora non vediamo gli ultravioletti? </text:span>Perchè cornea e cristallino si presentano praticamente opachi nell’ultravioletto e li filtrano (ecco perché si danneggiano).</text:p>
      <text:p text:style-name="P88"/>
      <text:p text:style-name="P88">Il grafico che otteniamo in questo modo in realtà si “impenna” verso il rosso (aumentano i fotoni necessari per ottenere la stessa stimolazione). Come si ottiene allora il grafico bellino?</text:p>
      <text:list text:style-name="L2">
        <text:list-item>
          <text:p text:style-name="P187">Invertiamo il segno del logaritmo.</text:p>
        </text:list-item>
        <text:list-item>
          <text:p text:style-name="P187">Poniamo il valore (logaritmico) a cui si trova il picco a 0 (normalizziamo).</text:p>
        </text:list-item>
      </text:list>
      <text:p text:style-name="P88"/>
      <text:p text:style-name="P174"><text:span text:style-name="T42">Esperimento di psicofisica </text:span><text:span text:style-name="T43">(</text:span><text:a xlink:type="simple" xlink:href="https://www.jneurosci.org/content/jneuro/30/37/12495.full.pdf" text:style-name="Internet_20_link" text:visited-style-name="Visited_20_Internet_20_Link"><text:span text:style-name="T43">https://www.jneurosci.org/content/jneuro/30/37/12495.full.pdf</text:span></text:a><text:span text:style-name="T43">)</text:span></text:p>
      <text:p text:style-name="P96">Obiettivo dell’esperimento: determinare la soglia percettiva assoluta del topo per uno flash luminoso di breve durata e di piccole dimensioni.</text:p>
      <text:p text:style-name="P89"><text:span text:style-name="T41">I topi non possono parlare quindi i ricercatori si sono inventati questo metodo per rilevare se <text:s/>il topo ha visto o meno lo stimolo: a</text:span>ddestrare i topi che possono smettere di correre <text:span text:style-name="T41">(ai topi piace molto correre sulla ruota di notte) </text:span>per andare a bere solo se ha<text:span text:style-name="T41">nno</text:span> visto un flash luminoso (l’abbeveratoio eroga acqua solo <text:span text:style-name="T41">per 12 s </text:span>in seguito allo stimolo luminoso). <text:span text:style-name="T41">Lo stomolo viene presentato ad intervalli casuali da 200 a 500 giri di ruota, è considerato come rilevato se il topo si verma entro due giri di ruota dopo la presentazione dello stimolo.</text:span></text:p>
      <text:p text:style-name="P90"/>
      <text:p text:style-name="P40"><text:span text:style-name="T1">Risultato: la soglia assoluta misurata per uno stimolo a 500 nm con un angolo di ampiezza di 5.3° è stata di 67 </text:span><text:span text:style-name="T45">±</text:span><text:span text:style-name="T46">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175"/>
      <text:p text:style-name="P40"><text:span text:style-name="T46">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45">μ</text:span><text:span text:style-name="T46">m</text:span><text:span text:style-name="T33">2</text:span><text:span text:style-name="T37"> (400-4000 bastoncelli) la soglia è molto più bassa del previsto (effetto di </text:span><text:span text:style-name="T36">supersommazione </text:span><text:span text:style-name="T38">spaziale</text:span><text:span text:style-name="T37">). Il modello sviluppato dai ricercatori per spiegare questo fenomeno si basa su tre assunzioni:</text:span></text:p>
      <text:list text:style-name="L3">
        <text:list-item>
          <text:p text:style-name="P204">Singole isomerizzazioni delle rodopsine possono essere rilevate e trasmesse dai bastoncelli ai neuroni di livello più elevato. (Provata nella prima parte dell’esperimento e da Hecht et al. 1941, Barlow et al. 1971, Mastronarde 1983).</text:p>
        </text:list-item>
        <text:list-item>
          <text:p text:style-name="P204">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204">Cellule gangliari tappezzano la retina ed hanno campi ricettivi descritti da gaussiane che si sovrappongono tra cellule gangliari vicine.</text:p>
        </text:list-item>
      </text:list>
      <text:p text:style-name="P173">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173"/>
      <text:p text:style-name="P40"><text:soft-page-break/><text:span text:style-name="T36">Modello alternativo</text:span><text:span text:style-name="T37">: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92"/>
      <text:p text:style-name="P91">Un’altra ricerca <text:span text:style-name="T48">(quale?)</text:span> misurò la soglia minima del sistema visivo umano a 5-6 foto-isomerizzazioni.</text:p>
      <text:p text:style-name="P91"/>
      <text:p text:style-name="P37">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95"/>
      <text:p text:style-name="P38"><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93"/>
      <text:p text:style-name="P38">Quale è l’iperpolarizzazione generata da un singolo fotone?</text:p>
      <text:p text:style-name="P93">Non si può “sparare” un singolo fotone, si devono usare filtri attenuatori in modo da avere statisticamente la probabilità che un singolo fotone colpisca il recettore. <text:span text:style-name="T47">Si tratta quindi sempre di fenomeni probabilistici che richiedono analisi di tipo statistico.</text:span></text:p>
      <text:p text:style-name="P176"><text:span text:style-name="T44">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44">https://doi.org/10.1113/jphysiol.2011.226878</text:span></text:a><text:span text:style-name="T44">)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93"/>
      <text:p text:style-name="P38">Catena fototrasduttiva del bastoncello</text:p>
      <text:list text:style-name="L4">
        <text:list-item>
          <text:p text:style-name="P188">Attivazione della rodopsina. Una singola rodopsina rimane attiva per un tempo medio di 36 ms. </text:p>
        </text:list-item>
        <text:list-item>
          <text:p text:style-name="P188">Attivazione delle proteine G: In media sembra che una singola rodopsina attivi 20 proteine G.</text:p>
        </text:list-item>
        <text:list-item>
          <text:p text:style-name="P188">Attivazione della fosfodiesterasi: Le proteine G si legano e disinibiscono la fosfodiesterasi che aumenta la sua attività catalitica degradando cGMP (presente in elevata concentrazione nel segmento esterno).</text:p>
        </text:list-item>
        <text:list-item>
          <text:p text:style-name="P188">Idrolisi della cGMP: Al buio si ha un equilibrio tra sintesi e degradazione, alla luce PDE ne degrada grandi quantità.</text:p>
        </text:list-item>
        <text:list-item>
          <text:p text:style-name="P188">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93">La chiusura di canali altera il potenziale come detto prima.</text:p>
      <text:p text:style-name="P93"><text:soft-page-break/></text:p>
      <text:p text:style-name="P93">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93">In un bastoncello di anfibio (molto più grande) la risposta è molto più lenta (perché la stessa velocità delle reazioni in un volume maggiore impiega più tempo a produrre la stessa depolarizzazione).</text:p>
      <text:p text:style-name="P94">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94"/>
      <text:p text:style-name="P39">Elettroretinogramma(ERG)</text:p>
      <text:p text:style-name="P94">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94">Per flash deboli si ottiene solo un’onda positiva detta <text:span text:style-name="T28">onda b, </text:span>per flash più intensi la risposta è bifasica, si presenta prima un’<text:span text:style-name="T28">onda a</text:span> negativa e poi l’onda b positiva.</text:p>
      <text:p text:style-name="P94">L’onda a è dovuta ai fotorecettori ed alle loro correnti generate dalla catena trasduttiva, l’onda b è generata dalle cellule bipolari.</text:p>
      <text:p text:style-name="P94">Perchè con flash deboli si vede solo l’onda b? Perchè grazie alla grande convergenza le cellule bipolari si attivano già per stimolazioni sparse dei bastoncelli.</text:p>
      <text:p text:style-name="P94">ERG scotopico: studia solo i bastoncelli.</text:p>
      <text:p text:style-name="P94">ERG fotopico: studia i coni.</text:p>
      <text:p text:style-name="P94">L’andamento iniziale dell’onda a ha andamento parabolico, <text:span text:style-name="T49">dopo un certo tempo la risposta reale diverge da quella prevista dal modello, da ciò deduciamo che nel modello manchi la descrizione di una parte del fenomeno reale, tale parte è la </text:span><text:span text:style-name="T29">terminazione della risposta alla luce.</text:span></text:p>
      <text:p text:style-name="P41"/>
      <text:p text:style-name="P41">Terminazione della risposta alla luce:</text:p>
      <text:p text:style-name="P97">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97">Per spegnere la fosfodiesterasi la trsducina idrolizza il suo GTP e si stacca dalla fosfodiesterasi, la quale interrompe la sua attività.</text:p>
      <text:p text:style-name="P97">Al contempo cala la concentrazione intracellulare di calcio a seguito della chiusura dei canali CNG, ciò porta a:</text:p>
      <text:list text:style-name="L5">
        <text:list-item>
          <text:p text:style-name="P189">Dissociazione della recoverina <text:span text:style-name="T50">dalla rodopsina chinasi (disinibizione dell rodopsina chinasi)</text:span></text:p>
        </text:list-item>
        <text:list-item>
          <text:p text:style-name="P189">Modifica conformazionale della GCAP (guanylate cyclase activating protein, sensore di calcio) con facilitazione della guanilato ciclasi.</text:p>
        </text:list-item>
        <text:list-item>
          <text:p text:style-name="P189">Dissociazione della calmodulina dai canali CNG (aumento della loro sensibilità al cGMP).</text:p>
        </text:list-item>
      </text:list>
      <text:p text:style-name="P98">Al buio l’attività della rodopsina chinasi è tenuta bassa dal calcio, quando cala la concentrazione di calcio aumenta l’attività della chinasi che riduce l’attività della rodopsina.</text:p>
      <text:p text:style-name="P98">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98">La calmodulina in presenza di calcio inibisce l’apertura dei canali CNG, in carenza di calcio i canali CNG si aprono.</text:p>
      <text:p text:style-name="P98"/>
      <text:p text:style-name="P99">Se lo stimolo luminoso è molto forte si ha un plateau più lungo (saturazione) perché il calo di concentrazione di cGMP è importante ed è necessario più tempo perché venga ripristinata.</text:p>
      <text:p text:style-name="P100">I coni hanno meccanismi più efficienti di recupero quindi resistono meglio alla saturazione.</text:p>
      <text:p text:style-name="P100"/>
      <text:p text:style-name="P101"><text:soft-page-break/>Nel grafico della risposta ai flash saturanti si osserva un picco di iperpolarizzazione, a cosa è dovuto? (#TODO)</text:p>
      <text:p text:style-name="P101"/>
      <text:p text:style-name="P101">I coni hanno una sensibilità alla luce minore di circa due ordini di grandezza inferiore a quella dei bastoncelli. Cos’è che conferisce ai bastoncelli di operare così tanto al di sotto della soglia del sistema dei coni? La convergenza delle vie nervose.</text:p>
      <text:p text:style-name="P101">Grazie ai meccanismi di terminazione l’emivita dell’opsina attivata è di circa 36 ms nei bastoncelli e 3 ms nei coni. </text:p>
      <text:p text:style-name="P101">La variazione di potenziale in risposta ad un singolo fotone è di circa 2 mV nei coni e inferiore a 0.2 mV nei coni. Il problema nella ricerca sui coni è che la loro risposta è inferiore al rumore biologico (la fosfodiesterasi è termicamente instabile).</text:p>
      <text:p text:style-name="P101"/>
      <text:p text:style-name="P101">Nella maggior parte dei casi però il nostro sistema visivo non è attivato da flash luminosi, è continuamente esposto ad una intensità luminosa di base. Esperimento: manteniamo una luce costante ed esponiamo i recettori a flash.</text:p>
      <text:p text:style-name="P101">La presenza del background luminoso implica una continua attivazione della catena fototrasduttiva. Il calcio in presenza del backgound luminoso non è al suo valore al buio ma è più basso.</text:p>
      <text:p text:style-name="P101">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102">I meccanismi di adattamento alla luce lavorano sul meccanismo di terminazione più che su quello di risposta, così facendo si riduce anche la sensibilità.</text:p>
      <text:p text:style-name="P102">La capacità di discriminare stimoli molto vicini nel tempo (flicker) migliora all’aumentare del background luminoso.</text:p>
      <text:p text:style-name="P102">Aumenta anche la soglia differenziale.</text:p>
      <text:p text:style-name="P102"/>
      <text:p text:style-name="P42">Uscita dalla saturazione</text:p>
      <text:p text:style-name="P102">Il passaggio dal buio alla luce intensa può temporaneamente chiudere tutti i canali CNG. La diminuizione di calcio fa parzialmente riaprire i canali CNG grazie ai tre meccanismi di terminazione visti prima. Il fotorecettore esce dalla saturazione.</text:p>
      <text:p text:style-name="P102">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102"/>
      <text:p text:style-name="P102">All’aumentare del background luminoso il potenziale a riposo si abbassa e sono necessari stimoli più intensi per produrre la stessa variazione di potenziale.</text:p>
      <text:p text:style-name="P102"/>
      <text:p text:style-name="P102">Per studiare la sensiblità dei bastoncelli in un contesto psicofisico si usano pazienti affetti da acromatopsia congenita completa che non hanno funzionalità dei coni.</text:p>
      <text:p text:style-name="P102">Si osserva che per un ampio range di intensità la legge di Weber è rispettata, ci si discosta solo per intensità molto alte o molto basse.</text:p>
      <text:p text:style-name="P102"/>
      <text:p text:style-name="P102"><text:span text:style-name="T28">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102">Date queste proprietà statistiche <text:span text:style-name="T28">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102">Per intensità molto alte la curva sale tendendo ad infinito, i bastoncelli a questo livello sono saturi e non possono rispondere a stimoli ulteriormente più forti.</text:p>
      <text:p text:style-name="P102"/>
      <text:p text:style-name="P103">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103"/>
      <text:p text:style-name="P103">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103"/>
      <text:p text:style-name="P43">Ruolo dell’epitelio pigmentato</text:p>
      <text:p text:style-name="P103">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103"/>
      <text:p text:style-name="P43">Adattamento al buio</text:p>
      <text:p text:style-name="P103">Non si tratta di una semplice inversione dell’adattamento alla luce (cambiare il livello di calcio). </text:p>
      <text:p text:style-name="P103">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103">Quando veniamo da un ambiente ad alta intensità luminosa abbiamo una retina parzialmente “bleached”, le rodopsine “bleac<text:span text:style-name="T51">h</text:span>ed” devono essere rigenerate prima che sia possibile adattarsi a nuovi livelli luminosi.</text:p>
      <text:p text:style-name="P104">Es. domanda d’esame: se ho il 90% delle rodopsine “bleach<text:span text:style-name="T51">ed</text:span>” di quanto aumenta la soglia? 10 volte perché ho solo il 10% di rodopsine capaci di rispondere allo stimolo luminoso. <text:span text:style-name="T51">In realtà non è così, da esperimenti si è visto che in realtà il fattore è molto più grande.</text:span></text:p>
      <text:p text:style-name="P104"/>
      <text:p text:style-name="P105">L’adattamento al buio dei coni dura pochi minuti, quello dei bastoncelli dura anche mezz’ora. </text:p>
      <text:p text:style-name="P44">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45"><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110">Perchè l’adattamento dei coni è molto più rapido? Perchè le conopsine possono essere rigenerate da un meccanismo parallelo grazie alle cellule di Muller.</text:p>
      <text:p text:style-name="P110"/>
      <text:p text:style-name="P107">L’adattamento alla luce coinvolge anche le vie nervose superiori alla retina (vale per tutte le vie sensoriali). </text:p>
      <text:p text:style-name="P177"/>
      <text:p text:style-name="P30">La Retina</text:p>
      <text:p text:style-name="P106">Lo strato più esterno è l’epitelio pigmentato.</text:p>
      <text:p text:style-name="P106">Più internamente si trova lo strato dei segmenti esterni.</text:p>
      <text:p text:style-name="P106">Poi si ha lo strato nucleare esterno che contiene i segmenti interni dei fotorecettori.</text:p>
      <text:p text:style-name="P106">Strato plessiforme esterno: sinapsi.</text:p>
      <text:p text:style-name="P106">Strato nucleare interno: Corpi delle cellule bipolari ed amacrine.</text:p>
      <text:p text:style-name="P106">Strato plessiforme interno: sinapsi tra bipolari, amacrine e gangliari.</text:p>
      <text:p text:style-name="P106">Cellule gangliari.</text:p>
      <text:p text:style-name="P106"/>
      <text:p text:style-name="P106">Lo strato plessiforme interno è molto spesso a causa della presenza di complessi circuiti neuronali preposti all’elaborazione dei segnali visivi.</text:p>
      <text:p text:style-name="P106"/>
      <text:p text:style-name="P108">Citotipi presenti:</text:p>
      <text:list text:style-name="L6">
        <text:list-item>
          <text:p text:style-name="P190">Fotorecettori (4 <text:span text:style-name="T52">tipi</text:span>)</text:p>
        </text:list-item>
        <text:list-item>
          <text:p text:style-name="P190">Bipolari (&gt;10)</text:p>
        </text:list-item>
        <text:list-item>
          <text:p text:style-name="P190">Orizzontali (2-3)</text:p>
        </text:list-item>
        <text:list-item>
          <text:p text:style-name="P190">Amacrine (&gt;30)</text:p>
        </text:list-item>
        <text:list-item>
          <text:p text:style-name="P190">Gangliari (&gt;15)</text:p>
        </text:list-item>
      </text:list>
      <text:p text:style-name="P108">Le cellule amacrine non hanno assone.</text:p>
      <text:p text:style-name="P108"/>
      <text:p text:style-name="P178">Campi ON e campi OFF</text:p>
      <text:p text:style-name="P46">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111"/>
      <text:p text:style-name="P46"><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112"/>
      <text:p text:style-name="P47"><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113">Se invece il centro del campo recettivo viene sitmolato di meno la cellula bipolare si iperpolarizza e la cellula gangliare si silenzia (temporaneamente).</text:p>
      <text:p text:style-name="P113">La via centro ON ha la caratteristica porta le gangliari centro ON a segnalare l’aumento di stimolo del proprio centro tramite aumento della frequenza di scarica.</text:p>
      <text:p text:style-name="P113">Nella retina sono disposti due circuiti paralleli nella via dei coni.</text:p>
      <text:p text:style-name="P113">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113"/>
      <text:p text:style-name="P114">Le differenze nei tempi di risposta dei recettori metabotropici o ionotropici sono troppo piccole rispetto alle scale temporali della visione per essere rilevanti.</text:p>
      <text:p text:style-name="P114"/>
      <text:p text:style-name="P48"><text:soft-page-break/><text:span text:style-name="T1">Nelle cellule gangliari non si hanno differenze costitutive tra centi ON e OFF, le niche differenze (funzionali) stanno solo nelle cellule gangliari con cui sinaptano. La distinzione avviene durante lo sviluppo embrionale.</text:span></text:p>
      <text:p text:style-name="P115"/>
      <text:p text:style-name="P114">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114"/>
      <text:p text:style-name="P49">E la periferia?</text:p>
      <text:p text:style-name="P49"><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50"><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116"/>
      <text:p text:style-name="P117">Se la luce aumenta nella periferia di un cono (ma non nel suo centro) i coni nella periferia si iperpolarizzano mentre il cono preso in esame, grazie alle cellule orizzontali, si depolarizza.</text:p>
      <text:p text:style-name="P117"/>
      <text:p text:style-name="P118">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119">Non è possibile che in caso di stimoli diffusi la stimolazione della periferia annulli lo stimolo nel centro? No perché c’è uno sfasamento temporale e la stimolazione della periferia produce un effetto più debole rispetto al centro.</text:p>
      <text:p text:style-name="P120">Prendendo per riferimento il campo recettivo di una cellula gangliare ON:</text:p>
      <text:p text:style-name="P51"><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21"/>
      <text:p text:style-name="P120">Tutti i discorsi fatti prima sono ovviamente una semplificazione perché un tasso di convergenza (anche se piccolo) c’è.</text:p>
      <text:p text:style-name="P120"/>
      <text:p text:style-name="P109">L’utilità del sistema organizzato in questo modo è dare risalto ai bordi degli oggetti, i campi ON rispondono al passaggio di un bordo da scuro a chiaro, i campi OFF viceversa.</text:p>
      <text:p text:style-name="P109"/>
      <text:p text:style-name="P52">E le vie dei bastoncelli?</text:p>
      <text:p text:style-name="P109">Prendono almeno due vie:</text:p>
      <text:p text:style-name="P52">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52"><text:soft-page-break/><text:span text:style-name="T1">Le due unità logaritmiche di differenza nella sensibilità del sistema dei bastoncelli derivano dalla estrema convergenza della loro via di trasmissione.</text:span></text:p>
      <text:p text:style-name="P122">La saturazione dei bastoncelli di giorno non perturba la trasmissione del segnale dei coni grazie all’adattamento delle sinapsi.</text:p>
      <text:p text:style-name="P122"/>
      <text:p text:style-name="P53">Via secondaria: <text:span text:style-name="T1">I bastoncelli comunicano con i coni tramite gap junctions, da lì si procede con le vie ON e OFF come già descritto.</text:span></text:p>
      <text:p text:style-name="P123"/>
      <text:p text:style-name="P53"><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25"/>
      <text:p text:style-name="P125">In condizioni di luce debole ma già sufficienti per usare la visione dei coni (ad esempio con cielo annnuvolato) la percezioni dei colori risulta meno vivida, e la luce sembra avere tonalità più fredde (bluastre), una teoria sul perché questo accada è che in queste condizioni i bastoncelli sono attivi così come sono attive le gap junctions che li collegano ai coni (via secondaria) e lo spettro di sensibilità dei bastoncelli è più spostato verso il blu/verde.</text:p>
      <text:p text:style-name="P123"/>
      <text:p text:style-name="P124">Dalle sinapsi dei coni partono prolungamenti molto sottili che contattano con le sferule dei bastoncelli vicini tramite gap junctions.</text:p>
      <text:p text:style-name="P54"><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23"/>
      <text:p text:style-name="P31">Ottica Visiva</text:p>
      <text:p text:style-name="P126">L’immagine proiettata sulla retina risulta invertita ma non è un problema perché bassta invertire le connessione neuronali.</text:p>
      <text:p text:style-name="P126">Il modello ottico ideale è la proiezione attraverso un foro stenopeico, però la luce raccolta in questo modo è pochissima, per avere abbastanza luce da ottenere una proiezione capace di essere trasdotta dai recettori si usano le lenti.</text:p>
      <text:p text:style-name="P55">Indice di rifrazione <text:span text:style-name="T53">(IOR)</text:span>: <text:span text:style-name="T1">parametro che indica la densità di un materiale dal punto di vista ottico. </text:span><text:span text:style-name="T17">L’indice di rifrazione più basso è quello del vuoto, a cui assegnamo il valore di 1.00.</text:span></text:p>
      <text:p text:style-name="P133">L’indice di rifrazione indica il rapporto tra la velocità della luce nel vuoto e la velocità della luce nel materiale in esame.</text:p>
      <text:p text:style-name="P133">Nelle sostanze utilizzate nei sistemi ottici troviamo:</text:p>
      <text:list text:style-name="L7">
        <text:list-item>
          <text:p text:style-name="P191">Aria: circa 1, leggermente superiore.</text:p>
        </text:list-item>
        <text:list-item>
          <text:p text:style-name="P191">Acqua: 1.33</text:p>
        </text:list-item>
        <text:list-item>
          <text:p text:style-name="P191">Vetro ottico: tra 1.5 e 1.7</text:p>
        </text:list-item>
        <text:list-item>
          <text:p text:style-name="P191">Diamante: 2.47</text:p>
        </text:list-item>
      </text:list>
      <text:p text:style-name="P56"><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57"><text:span text:style-name="T18">Q</text:span><text:span text:style-name="T1">uando la luce passa da un mezzo di trasmissione ad un altro con IOR diverso cambia traiettoria.</text:span></text:p>
      <text:p text:style-name="P57">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34"/>
      <text:p text:style-name="P127">Effetto pratico: guardando attraverso un pannello di vetro in diagonale la visione risulta traslata. </text:p>
      <text:p text:style-name="P127">Oltre al cambiamento di direzione si ha anche l’assorbimento dipendente dalla lunghezza d’onda.</text:p>
      <text:p text:style-name="P58">Le lenti:</text:p>
      <text:p text:style-name="P127"><text:span text:style-name="T28">Lente convergente </text:span><text:span text:style-name="T30">(biconvessa)</text:span><text:span text:style-name="T28">:</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30">Distanza focale:</text:span><text:span text:style-name="T54"> Distanza tra il centro della lente ed il </text:span><text:span text:style-name="T30">fuoco</text:span><text:span text:style-name="T54">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27"/>
      <text:p text:style-name="P59">1 Diottria:<text:span text:style-name="T1"> 1 / lunghezza focale della lente in metri.</text:span></text:p>
      <text:p text:style-name="P128"/>
      <text:p text:style-name="P59">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28"/>
      <text:p text:style-name="P128">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28"/>
      <text:p text:style-name="P179">Elementi ottici dell’occhio</text:p>
      <text:p text:style-name="P128">Tutti i tessuti biologici hanno IOR uguale o maggiore di quello dell’acqua (1.33) perché l’acqua è il solvente a cui si aggiungono più o meno soluti.</text:p>
      <text:p text:style-name="P128"/>
      <text:p text:style-name="P128">Cornea: 1.38</text:p>
      <text:p text:style-name="P128">Cristallino: 1.41</text:p>
      <text:p text:style-name="P128">Umor vitreo: 1.34</text:p>
      <text:p text:style-name="P128"/>
      <text:p text:style-name="P128">Dall’esterno la prima cosa che si incontra è una superficie convessa (<text:span text:style-name="T28">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29">Il <text:span text:style-name="T28">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diminuizione della capacità di accomodazione del cristallino prende il nome di <text:span text:style-name="T28">presbiopia</text:span>.</text:p>
      <text:p text:style-name="P129"/>
      <text:p text:style-name="P130">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30"/>
      <text:p text:style-name="P131">Per adattarsi alla distanza variabile degli oggetti che vogliamo osservare non possiamo cambiare la distanza della retina dal cristallino, doobbiamo quindi cambiare il potere diottrico della lente <text:span text:style-name="T55">(cristallino)</text:span>.</text:p>
      <text:p text:style-name="P132"><text:soft-page-break/>Un occhio capace di mettere a fuoco gli oggetti del mondo esterno <text:s/>da distanza infinita fino a 10-15 cm si dice <text:span text:style-name="T28">emmetrope</text:span>.</text:p>
      <text:p text:style-name="P132"/>
      <text:p text:style-name="P60">Difetti rifrattivi dell’occhio</text:p>
      <text:p text:style-name="P60">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35">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p>
      <text:p text:style-name="P136">Gli occhiali di un miope però non hanno due facce concave, perché? Perchè sono la fusione di una lente convergente con una lente divergente a potere diottrico assoluto maggiore in modo da ottenere una lente divergente con una faccia convessa.</text:p>
      <text:p text:style-name="P136"/>
      <text:p text:style-name="P61">Ipermetropia: <text:span text:style-name="T1">caso opposto, il bulbo oculare si accorcia. Difetti nella messa a fuoco di oggetti vicini, si corregge con lenti convergenti. </text:span><text:span text:style-name="T21">A differenza del miope si aggrava con l’età.</text:span></text:p>
      <text:p text:style-name="P143"/>
      <text:p text:style-name="P62">Nei paesi sviluppati si sta assistendo ad un’epidemia di miopia<text:span text:style-name="T1"> le cause sono probabilmente da ricercare nella scolarizzazione che costringe i soggetti in età di sviluppo a mantenere per lunghi periodi il cristallino adattato per la messa a fuoco da vicino.</text:span></text:p>
      <text:p text:style-name="P144">Oltre al fastidio la miopia è un fattore di rischio per cataratta, glaucoma e distacco retinico.</text:p>
      <text:p text:style-name="P63"><text:span text:style-name="T1">Si pensa che ciò derivi dalla tendenza dell’occhio a mettere in atto una risposta omeostatica (forse sarebbe più corretto dire allostatica) per riportare la retina nel punto di fuoco, cioè più indietro. </text:span><text:span text:style-name="T22">Si è visto che questo fenomeno è almeno in parte reversibile, l’adattamento avviene anche se viene sezionato il nervo ottico, avviene quindi completamente all’interno del bulbo oculare. </text:span></text:p>
      <text:p text:style-name="P145">Lo spostamento della retina avviene in maniera diversa tra la fovea e la retina periferica. </text:p>
      <text:p text:style-name="P64"><text:span text:style-name="T22">È </text:span><text:span text:style-name="T1">stato approvato l’uso di lenti a contatto varifocali (con potere diottrico diverso tra centro e periferia) ai primi segni di miopia nel bambino per prevenire ulteriori degenerazioni.</text:span></text:p>
      <text:p text:style-name="P137">Studiare con le luci accese aiuta perché porta al restringimento della pupilla e ciò aumenta la profondità di campo quindi aiuta la messa a fuoco.</text:p>
      <text:p text:style-name="P137"/>
      <text:p text:style-name="P64">Assorbimento degli UV</text:p>
      <text:p text:style-name="P137">Verso gli UV la sensibilità dei fotorecettori non decade come verso gli infrarrossi, perché allora non vediamo gli UV? Perché le strutture ottiche dell’occhio assorbono gli UV prima che possano raggiungere la retina, nello specifico di ciò si occupano il cristallino e la cornea. <text:span text:style-name="T56">Anche nell’ambito del visibile il cristallino ha un assorbimento maggiore nelle lunghezze d’onda più alte (blu), quindi il cristallino appare giallastro. </text:span><text:span text:style-name="T57">Una piccola quota di raggi UV raggiunge comunque la retina e può causare danni retinici.</text:span></text:p>
      <text:p text:style-name="P32">Il Sistema Somatosensoriale</text:p>
      <text:p text:style-name="P146">Si divide in 3 categorie:</text:p>
      <text:list text:style-name="L8">
        <text:list-item>
          <text:p text:style-name="P192">Esterocezione.</text:p>
          <text:list>
            <text:list-item>
              <text:p text:style-name="P192">Tatto.</text:p>
            </text:list-item>
            <text:list-item>
              <text:p text:style-name="P192">Termocezione.</text:p>
            </text:list-item>
            <text:list-item>
              <text:p text:style-name="P192">Dolore.</text:p>
              <text:list>
                <text:list-item>
                  <text:p text:style-name="P192">Cangionocicezione.</text:p>
                </text:list-item>
                <text:list-item>
                  <text:p text:style-name="P192">Termonocicezione.</text:p>
                </text:list-item>
                <text:list-item>
                  <text:p text:style-name="P192">Chemonocicezione</text:p>
                </text:list-item>
              </text:list>
            </text:list-item>
          </text:list>
        </text:list-item>
        <text:list-item>
          <text:p text:style-name="P192">Propriocezione.</text:p>
          <text:list>
            <text:list-item>
              <text:p text:style-name="P192">Misura della lunghezza muscolare e sua variazione.</text:p>
            </text:list-item>
            <text:list-item>
              <text:p text:style-name="P192">Tensione muscolare.</text:p>
            </text:list-item>
            <text:list-item>
              <text:p text:style-name="P192">Stiramento cutaneo.</text:p>
            </text:list-item>
          </text:list>
        </text:list-item>
        <text:list-item>
          <text:p text:style-name="P192">Introcezione: Sensazioni coscienti e non che provengono dagli organi interni: dolore, destensione, parametri chimico-fisici.</text:p>
        </text:list-item>
      </text:list>
      <text:p text:style-name="P147">I neuroni sensitivi primari sono neuroni pseudounipolari a T altamente mielinizzati, che presentano quindi alta velocità di conduzione.</text:p>
      <text:p text:style-name="P65">Elettroneurografia:<text:span text:style-name="T1"> Tecnica che consiste nell’elettrostimolazione di un nervo e misurazione del potenziale ad una cera distanza, preferibilmente abbastanza alta da evidenziare bene la differenza di velocità tra fibre di tipo diverso. </text:span><text:span text:style-name="T23">Il risultato è un segnale molto rumoroso e confuso a causa della piccola ampiezza dei segnali e della registrazione extracellulare. Si procede quindi applicando un filtro passa-basso al valore assoluto della registrazione.</text:span></text:p>
      <text:p text:style-name="P66"><text:span text:style-name="T23">S</text:span><text:span text:style-name="T1">i riconoscono vari tipi di fibre, aumentando sempre più l’intensità dello stimolo si attivano prima le fibre più grandi (captano più corrente dalla stimolazione extracellulare) a maggiore velocità di conduzione.</text:span></text:p>
      <text:p text:style-name="P148">Tipi di fibre:</text:p>
      <text:list text:style-name="L9">
        <text:list-item>
          <text:p text:style-name="P193">A-alfa: Afferenze dal muscolo (fusi e organi tendinei).</text:p>
        </text:list-item>
        <text:list-item>
          <text:p text:style-name="P193">A-beta: Sensazione tattile, pressoria e vibratoria.</text:p>
        </text:list-item>
        <text:list-item>
          <text:p text:style-name="P193">A-gamma: Fibre dei motoneuroni gamma.</text:p>
        </text:list-item>
        <text:list-item>
          <text:p text:style-name="P193">A-delta: afferenze termiche e nocicettive, sensazione di dolore acuto.</text:p>
        </text:list-item>
        <text:list-item>
          <text:p text:style-name="P193">B: Fibre pregangliari del sistema simatico.</text:p>
        </text:list-item>
        <text:list-item>
          <text:p text:style-name="P183"><text:span text:style-name="T1">C: Fibre nocicettive (dolore continuo e bruciante) e fibre postgangliari del simpatico. </text:span><text:span text:style-name="T24">Del loro ruolo nella percezione tattile si sa molto poco.</text:span></text:p>
        </text:list-item>
      </text:list>
      <text:p text:style-name="P67"><text:span text:style-name="T24">U</text:span><text:span text:style-name="T1">n altro modo di classificare le fibre è la classificazione morfologica per diametro (che si indica con i numeri romani).</text:span></text:p>
      <text:p text:style-name="P68">Coefficiente di Hursch:<text:span text:style-name="T1"> Parametro empirico, per le fibre mieliniche la velocità di conduzione in m/s è pari al diametro in micron per un fattore pari a circa 5-6. Per le fibre amieliniche il fattore è circa 1.5-2.</text:span></text:p>
      <text:p text:style-name="P149"/>
      <text:p text:style-name="P181">Trasduzione della deformazione meccanica:</text:p>
      <text:p text:style-name="P138">La trasduzione è mediata da canali ionici attivati dallo stiramento della membrana, sono detti canali <text:span text:style-name="T28">piezo</text:span> e sono permeabili a sodio e calcio. Hanno un ruolo fondamentale nella percezione tattile e propriocettiva. <text:span text:style-name="T58">Sono presenti nei neuroni sensitivi primari, nelle cellule di Merkel e perfino nei cheratinociti.</text:span></text:p>
      <text:p text:style-name="P139">Esistono anche canali TREK e TRAAK, permeabili al potassio, attenuano il potenziale recettoriale. Si sospetta la capacità da parte del sistema nervoso di modulare l’attività di questi canali.</text:p>
      <text:p text:style-name="P139">Agendo direttamente sui canali non si ha l’amplificazione dei canali come si ha ad esempio nei fotorecettori ma si ha una risposta molto più rapida, <text:span text:style-name="T59">si mantine la sensibilità fino a circa 500 Hz.</text:span></text:p>
      <text:p text:style-name="P139"/>
      <text:p text:style-name="P69">Recettori della cute glabra.</text:p>
      <text:p text:style-name="P140">Si riconoscono 4 tipi di recettori:</text:p>
      <text:list text:style-name="L10">
        <text:list-item>
          <text:p text:style-name="P194"><text:soft-page-break/><text:span text:style-name="T28">Cellule di Merkel:</text:span> innervati da neuroni SA1 (il numero indica la profondità), a lento adattamento, danno informazioni sugli spigoli degli oggetti. Al confine tra derma ed epidermide.</text:p>
        </text:list-item>
        <text:list-item>
          <text:p text:style-name="P194"><text:span text:style-name="T28">Corpuscoli di Meissner:</text:span> innervati da neuroni RA1, ad adattamento rapido, Al confine tra derma ed epidermide. Perccepisce la trama degli oggetti in base alle vibrazioni prodotte dallo scorrimento.</text:p>
        </text:list-item>
        <text:list-item>
          <text:p text:style-name="P194"><text:span text:style-name="T28">Corpuscolo del Pacini:</text:span> fibre RA2 a rapido adattamento. Percezione degli urti con l’ambiente esterno.</text:p>
        </text:list-item>
        <text:list-item>
          <text:p text:style-name="P194"><text:span text:style-name="T28">Corpuscoli del Ruffini:</text:span> fibre SA2, a lento adattamento, aiutano a misurare gli angoli articolari delle falangi.</text:p>
        </text:list-item>
      </text:list>
      <text:p text:style-name="P140"/>
      <text:p text:style-name="P69">La cellula di Merkel: <text:span text:style-name="T1">Le fibre SA1 ricevono circa 10 cellule di merkel (campo recettivo), che nel polpastrello corrisponde a circa 1 mm^2. È il minimo livello di convergenza (se si eccettuano i corpuscoli del Pacini che sono innervati 1 a 1 ma il loro campo recettivo è intrinsecamente enorme).</text:span></text:p>
      <text:p text:style-name="P140">Sono concentrate sui polpastrelli e sulla lingua, sono presenti anche a livello di alcuni bulbi piliferi. Sono praticamente assenti in distretti a bassa acuità spaziale (es. genitali).</text:p>
      <text:p text:style-name="P140"/>
      <text:p text:style-name="P150">Esperimento: sono state prodotte due linee di topi transgenici inserendo nella membrana delle celllule di Merkel o la channelrodopsina2 (ChR2), proteina batterica che agisce da canale e depolarizza la cellula se stimolata da luce blu oppure Archaerodopsin3 (ArchT) che è una pompa per idrogenioni attivata da luce verde. Il rispettivo gene è stato inserito sotto al promotore della colecistochinina, molto espressa anche nel sistema nervoso e nelle cellule di Merkel.</text:p>
      <text:p text:style-name="P151">Stimolando la cute con ChR2 con laser blu si depolarizzano le cellule di Merkel, dopo un breve lasso di tempo si osserva la comparsa di potenziali d’azione nella fibre che le innerva. Il ritardo non è dovuto alla ChR2 ma a qualche passaggio a monte.</text:p>
      <text:p text:style-name="P152">Perdimostrare che la depolarizzazione della cellula di Merkel è fondamentale nella percezione tattile è necessario un altro esperimento:</text:p>
      <text:p text:style-name="P152">Co l’altra linea di topo (ArchT) si stimola la cute per indentazione e si osserva la formazione di potenziali d’azione, stimolando al contempo con luce verde si sospende la generazione dei potenziali d’azione.</text:p>
      <text:p text:style-name="P152">Osservando che la stimolazione meccanica non ha il ritardo che abbiamo visto con la luce blu viene il sospetto che le cellule di Merkel abbiano un ruolo nella fase più tardiva della percezione. La prima fase è a carico del terminale assonico. Questi canali sono a rapido adattamento, la cellula di Merkel inizia a indurre potenziali d’azione con un ritardo e trasforma quello che sarebbe un recettore a rapido e completo adattamento in un recettore a lento adattamento.</text:p>
      <text:p text:style-name="P152"/>
      <text:p text:style-name="P70">Corpuscolo di Meissner:<text:span text:style-name="T1"> Struttura globulare a lamelle, contiene le terminazioni di 2-5 assoni di fibre RA1, ciascuna fibra innerva 10-20 assoni, la curva di tuning temporale ha un picco intorno ai 30-40 Hz. Segnala lo scorrimento di un oggetto sotto la cute. </text:span><text:span text:style-name="T25">Hanno una densità molto elecata sulle mani e all’apice dei polpastrelli (fino a 50 corpuscoli/mm^2).</text:span></text:p>
      <text:p text:style-name="P153"/>
      <text:p text:style-name="P71">Corpuscolo di Pacini:<text:span text:style-name="T1"> Struttura a cipolla di tessuto connettivo che riveste una singola terminazione Ab RA2 (nessuna convergenza). Sono più sparsi degli altri ma grazie alla dimensione e grande sensibilità hanno un campo ricettivo molto grande.</text:span></text:p>
      <text:p text:style-name="P154">Il fluido tra le lamelle filtra le frequenze basse e le compressioni laterali, le frequene più alte raggiungono la terminazione. Agiscono da “sismografi” percependo le vibrazioni indotte dall’urto quando prendiamo in mano un oggetto. Un’altra funzione molto importante è la percezione di vibrazioni quando un oggetto che teniamo in mano urta qualcosa. </text:p>
      <text:p text:style-name="P155">Il meccanismo di attenuazione inoltre mette in risalto le compressioni appena avvengono, le “novità”. </text:p>
      <text:p text:style-name="P72"><text:soft-page-break/><text:span text:style-name="T1">La soglia percettiva assoluta dei corpuscoli di Pacini ha un minimo intorno ai 300 Hz, non tanto perché sia importante percepire la frequenza precisa dello stimolo quanto perché è importante percepire il momento esatto di inizio dello stimolo.</text:span></text:p>
      <text:p text:style-name="P156"/>
      <text:p text:style-name="P72">Corpuscolo di Ruffini:<text:span text:style-name="T1"> Capsula connettivale parallela alla superficie, contiene fibrille in cui si insinuano le fibre di un assone Ab SA2, mostrano grande variabilità morfologica a seconda dei distretti. Segnalano lo stiramento della cute in particolare sui lati dell’articolazione.</text:span></text:p>
      <text:p text:style-name="P142"/>
      <text:p text:style-name="P73">Acuità sensoriale:</text:p>
      <text:p text:style-name="P141">Si ha un’acuità notevole a livello dei polpastrelli, che cala enormemente nel resto del corpo, ad esempio sul dorso, la convergenza diventa molto grande ma non ci sono punti ciechi.</text:p>
      <text:p text:style-name="P141">La soglia diventa peggiore con l’età.</text:p>
      <text:p text:style-name="P157">Analisi del campo recettivo SA1, fatto con l’esperimento delle punte sul tamburo, emergono sottozone a maggiore eccitazione, si pensa che corrispondano alle cellule di Merkel.</text:p>
      <text:p text:style-name="P157"/>
      <text:p text:style-name="P74">Acuità temporale del tatto</text:p>
      <text:p text:style-name="P158">La soglia percettiva vibratoria è determinata dal contributo dei corpuscoli di Meissner e di Pacini.</text:p>
      <text:p text:style-name="P158">La soglia percettiva è molto alta a frequenze molto basse (&lt;10 Hz, &gt;10 um). Quando la frequenza aumenta la curva scende rapidamente, intorno ai 200 Hz raggiunge qualche decina di nm, la dimensione delle grosse molecole, ecco perché anche gli urti più piccoli sono percepibili.</text:p>
      <text:p text:style-name="P158"/>
      <text:p text:style-name="P75">Dermatomeri:</text:p>
      <text:p text:style-name="P159">Sono le zone di cute innervate da assoni che derivano da una coppia di nervi spinali, in realtà sono parzialmente sovrapposti.</text:p>
      <text:p text:style-name="P159">Le vie che trasportano la sensazione tattile non si incrociano e non hanno neuroni intermedi nel midollo spinale. L<text:span text:style-name="T60">e</text:span> vie nocicettive e termocettive si incrociano ed hanno neuroni intermedi nel midollo. (visione semplificata, in realtà esistono vie indirette polisinaptiche anche nella percezione tattile).</text:p>
      <text:p text:style-name="P160">Una lesione unilaterale del midollo comporta difetti motori ipsilaterali, tattili ipsilaterali e termici controlaterali.</text:p>
      <text:p text:style-name="P160"/>
      <text:p text:style-name="P160">Le fibre tattili hanno un assone che va nel cordone dorale, comunica anche con circuiti neuronali in varie lamine.</text:p>
      <text:p text:style-name="P160">Le fibre <text:s/>A-delta e C nocicettive e termocettive sinaptano in lamina I e lamina IV.</text:p>
      <text:p text:style-name="P160">In lamina IV si hanno interneuroni importanti per i riflessi.</text:p>
      <text:p text:style-name="P160">Al margine tra lamina III e IV si hanno neuroni che mandano assoni nel cordone gracile e cuneato. Il cordone posteriore presenta un misto di assoni di primo e di second’ordine. Questi neuroni ricevono anche assoni da interneuroni della lamina IV che ricevono a loro volta anche assoni dal tratto cortico-spinale (discendenti da corteccia somatosensioriale e motoria). <text:span text:style-name="T28">La corteccia somato-sensoriale ha la capacità di modulare il flusso ascendente di informazioni.</text:span> <text:span text:style-name="T61">A differenza degli umani i roditori hanno fibre discendenti direttamente nel cordone posteriore.</text:span></text:p>
      <text:p text:style-name="P160"/>
      <text:p text:style-name="P161">Le vie sensoria<text:span text:style-name="T62">li ascendenti stimolano interneuroni locali inibitori che inibiscono i neuroni di proiezioni eccitatori, l’effetto complessivo è dare priorità al centro del campo ricettivo, ovvero dare risalto ai bordi degli oggetti.</text:span></text:p>
      <text:p text:style-name="P162">I nuclei delle colonne dorsal ricevono feedback sia positivo che negativo dalle aree primarie somatosensoriale e motoria: la corteccia seleziona attivamente gli aspetti del flusso informativo ascendente durante il movimento.</text:p>
      <text:p text:style-name="P162">Numericamente le proiezioni discendenti della corteccia somatosensoriale superano quelle ascendenti.</text:p>
      <text:p text:style-name="P162"/>
      <text:p text:style-name="P76">Corteccia somatosensoriale primaria:</text:p>
      <text:p text:style-name="P163"><text:soft-page-break/>Prima zona di ingresso del flusso di informazioni, dal talamo le informazioni tattili arrivano nell’area 3b che proietta nell’area 1. Le informazioni propriocettiva arrivano dall’area 3<text:span text:style-name="T34">a, </text:span><text:span text:style-name="T39">che proietta ina area 2. Si ha integrazione delle informazioni tattili e propriocettive. </text:span><text:span text:style-name="T40">Le informazioni tattili e propriocettive si proiettano anche in area S2 ed ippocampo e amigdala.</text:span></text:p>
      <text:p text:style-name="P202"/>
      <text:p text:style-name="P203">Magnificazione corticale:</text:p>
      <text:p text:style-name="P164">Nella corteccia i campi ricettivi dei neuroni diventano sempre più grandi.</text:p>
      <text:p text:style-name="P164"/>
      <text:p text:style-name="P77">Segregazione colonnare della rappresentazione somatotipica:</text:p>
      <text:p text:style-name="P164">Es. le vibrisse (“baffi”) del topo sono uguali per numero e disposizione in ogni individuo, corrispondono ognuna ad una certa zona di corteccia detta “barile”, sono un importante organo di senso per il topo, specialmente al buio.</text:p>
      <text:p text:style-name="P164"/>
      <text:p text:style-name="P165">L’aumento delle dimensioni dei campi ricettivi comporta la combinazione di informazioni sempre più complessi, ne deriva un livello di astrazione crescente.</text:p>
      <text:p text:style-name="P165">Es.</text:p>
      <text:p text:style-name="P165">Aree 3<text:span text:style-name="T34">a e 3b: campi recettivi che interessano un singolo polpastrello, l’area 1 integra le informazioni da più polpastrelli di una mano, l’area 2 da tutte le dita di una mano. L’area 5 riceve informazioni dalle dita di entrambe le mani.</text:span></text:p>
      <text:p text:style-name="P165"/>
      <text:p text:style-name="P78">Analisi dei campi ricettivi:</text:p>
      <text:p text:style-name="P166">Si piazza un elettrodo in corteccia che è conduttivo solo in punta, si registra così il potenziale di pochi neuroni soltanto, si misurano i potenziali eccitatori ed inibitori <text:span text:style-name="T63">in risposta a stimoli tattili</text:span>. <text:span text:style-name="T63">Si sono identificate 3 tipologie di neuroni:</text:span></text:p>
      <text:list text:style-name="L11">
        <text:list-item>
          <text:p text:style-name="P195">Neuroni solo eccitatori: lo stimolo dura pochissimno.</text:p>
        </text:list-item>
        <text:list-item>
          <text:p text:style-name="P196">Neuroni ad inibizione sostitutiva: all’inizio eccitano e subito dopo inibiscono.</text:p>
        </text:list-item>
        <text:list-item>
          <text:p text:style-name="P196">Neuroni ad inibizione laterale e sostitutiva: provoca eccitazione centrale ed inibizione laterale, l’eccitazione centrale dopo poco si trasforma in inibizione sostititutiva.</text:p>
        </text:list-item>
      </text:list>
      <text:p text:style-name="P167">L’obiettivo dell’inibizione sostitutiva è il dare risalto alle novità, ovvero alle variazioni nel tempo dello stimolo. </text:p>
      <text:p text:style-name="P167">L’obiettivo dell’inibizione laterale è accentuare il contrasto spaziale.</text:p>
      <text:p text:style-name="P167"/>
      <text:p text:style-name="P79">Dsicriminazione direzionale:</text:p>
      <text:p text:style-name="P168">Molti neuroni dell’area 1 sono sensibili alla direzione: reagiscono eccitandosi quando lo stimolo passa in una direzione e quando passa nella direzione ortogonale addirittura possono inibirsi.</text:p>
      <text:p text:style-name="P180">Senso del dolore</text:p>
      <text:p text:style-name="P168">Varie fibre trasportano l’informazione dolorifica, a seconda della scala temporale. Iniziano le fibre A-delta e poi subentrano le fibre C.</text:p>
      <text:p text:style-name="P168"/>
      <text:p text:style-name="P168">Le fibre che rilevano nocicezione e termocezione sono terminazioni libere, sono presenti dappertutto tranne che nel sistema nervoso. </text:p>
      <text:p text:style-name="P169">Gli stimoli capaci di causare dolore sono meccanici, termici o chimici. La specificità non è alta.</text:p>
      <text:p text:style-name="P169">Le fibre Ad di tipo I hanno soglia minore per gli stress meccanici e chimici.</text:p>
      <text:p text:style-name="P169">Le fibre Ad di tipo II hanno soglia minore per dolore indotto da temperature alte o fredde.</text:p>
      <text:p text:style-name="P169">Le fibre C polimodali rispondono ad insulti meccanici, termici e chimici, le soglie relative variano da fibra a fibra senza uniformità nella stessa classe.</text:p>
      <text:p text:style-name="P169">Le fibre C p<text:span text:style-name="T64">r</text:span>urinergiche sono attivate da molecole esogene irritanti.</text:p>
      <text:p text:style-name="P169">Fibre C silenti: si attivano solo nel processo infiammatorio.</text:p>
      <text:p text:style-name="P169"/>
      <text:p text:style-name="P197">Le fibre C termocettive mediano sensazioni di caldo o fresco non dolorosi.</text:p>
      <text:p text:style-name="P197"/>
      <text:p text:style-name="P184">Termocezione e termonocicezione mediata da canali TRP:</text:p>
      <text:p text:style-name="P198">Canali identificati per la prima volta nei fotorecettori di Drosophila, formati da 4 subunità aggreagate a formare un poro permeabile a sodio e calcio. Molte isoforme di TRP si attivano con stimoli meccanici, termici o chimici. Alcune isoforme sono espresse nei cheratinociti ma non nei neuroni.</text:p>
      <text:p text:style-name="P198">Le isoforme termosensibili hanno Q10 (fattore di cui varia la permeabilità con una differenza di 10°C) molto alto, superiore a 5, a volte oltre 100.</text:p>
      <text:p text:style-name="P199">La percezione termica è molto poco compresa, nei topi knockout per una tipologia di canale non si ha perdita di percezione alla temperatura del canale stesso. <text:span text:style-name="T65">Una teoria è che l’assenza della proteina nello sviluppo inneschi meccanismi di compensazione, ad esempio espressione di un’altra proteina che fa le veci di quella persa.</text:span></text:p>
      <text:p text:style-name="P199"/>
      <text:p text:style-name="P185">I canali TRP conferiscono multimodalità ai neuroni sensoriali: <text:span text:style-name="T1">Essendo attivati da stimoli di natura diversa rendono i neuroni che li esprimono responsivi a stimoli di diversa natura.</text:span></text:p>
      <text:p text:style-name="P185"><text:span text:style-name="T1">Il TRPV1 lega anche capsaicina, etanolo, pH acido, temperatura &gt;43°C.</text:span></text:p>
      <text:p text:style-name="P185"><text:span text:style-name="T1">TRPM8 è attivato da menta piperita.</text:span></text:p>
      <text:p text:style-name="P186"><text:span text:style-name="T1">Gli ASIC3 sono coinvolti nel dolore cardiaco da danno ischemico.</text:span></text:p>
      <text:p text:style-name="P186"><text:span text:style-name="T1"/></text:p>
      <text:p text:style-name="P186">Iperalgesia:<text:span text:style-name="T1"> Aumento del dolore percepito dal paziente in risposta a stimoli che normalmente causano già stimolo doloroso.</text:span></text:p>
      <text:p text:style-name="P186">Allodinia:<text:span text:style-name="T1"> Percezione di dolore in risposta a stimoli che normalmente non sono doloros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26T11:02:13.693168145</dc:date>
    <meta:editing-duration>PT14H16M48S</meta:editing-duration>
    <meta:editing-cycles>117</meta:editing-cycles>
    <meta:generator>LibreOffice/7.5.7.1$Linux_X86_64 LibreOffice_project/50$Build-1</meta:generator>
    <meta:document-statistic meta:table-count="0" meta:image-count="0" meta:object-count="0" meta:page-count="19" meta:paragraph-count="349" meta:word-count="9682" meta:character-count="63618" meta:non-whitespace-character-count="54311"/>
  </office:meta>
</office:document-meta>
</file>